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5cef" officeooo:paragraph-rsid="001a5cef"/>
    </style:style>
    <style:style style:name="P2" style:family="paragraph" style:parent-style-name="Standard">
      <style:text-properties officeooo:rsid="001d292f" officeooo:paragraph-rsid="001d292f"/>
    </style:style>
    <style:style style:name="P3" style:family="paragraph" style:parent-style-name="Standard">
      <style:text-properties officeooo:rsid="001d292f" officeooo:paragraph-rsid="001d292f"/>
    </style:style>
    <style:style style:name="P4" style:family="paragraph" style:parent-style-name="Standard">
      <style:text-properties officeooo:rsid="001d9c69" officeooo:paragraph-rsid="001d9c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1</text:p>
      <text:p text:style-name="P2">2 </text:p>
      <text:p text:style-name="P2">3</text:p>
      <text:p text:style-name="P4">4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6T15:30:01.905513563</meta:creation-date>
    <dc:date>2021-09-07T09:31:05.554655800</dc:date>
    <meta:editing-duration>PT1M5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4" meta:word-count="5" meta:character-count="10" meta:non-whitespace-character-count="8"/>
  </office:meta>
</office:document-meta>
</file>